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4088">
            <text:p>91.408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941">
            <text:p>97.39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184">
            <text:p>96.81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6955">
            <text:p>98.6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333">
            <text:p>97.13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353">
            <text:p>96.2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174">
            <text:p>97.0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746">
            <text:p>97.274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8294">
            <text:p>96.8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957">
            <text:p>97.8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4.9917">
            <text:p>94.9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105">
            <text:p>96.71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2609">
            <text:p>95.2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8308">
            <text:p>96.83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7098">
            <text:p>96.709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778">
            <text:p>95.8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67">
            <text:p>95.6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4667">
            <text:p>96.4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9778">
            <text:p>97.9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303">
            <text:p>96.7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923">
            <text:p>97.59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5234">
            <text:p>95.52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842">
            <text:p>97.6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445">
            <text:p>99.1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633">
            <text:p>97.86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125">
            <text:p>97.1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333">
            <text:p>97.1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258">
            <text:p>96.625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485">
            <text:p>97.3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0772">
            <text:p>98.07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79">
            <text:p>97.0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0107">
            <text:p>96.01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3568">
            <text:p>98.356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9536">
            <text:p>96.953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691">
            <text:p>96.96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9242">
            <text:p>95.924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7.4945">
            <text:p>97.49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125">
            <text:p>96.7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1044">
            <text:p>96.1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452">
            <text:p>98.24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8261">
            <text:p>97.8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9857">
            <text:p>97.98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5704">
            <text:p>96.5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926">
            <text:p>96.992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0759">
            <text:p>96.0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4211">
            <text:p>97.421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2161">
            <text:p>97.216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7852">
            <text:p>98.7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1833">
            <text:p>98.18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042">
            <text:p>97.1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8533">
            <text:p>95.8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271">
            <text:p>98.12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462">
            <text:p>96.8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52">
            <text:p>97.1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429">
            <text:p>97.14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1714">
            <text:p>99.1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063">
            <text:p>97.906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977">
            <text:p>97.597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88">
            <text:p>96.7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525">
            <text:p>96.95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942">
            <text:p>96.494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6.1121">
            <text:p>96.112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0474">
            <text:p>98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614">
            <text:p>98.461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525">
            <text:p>97.5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28">
            <text:p>98.2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77">
            <text:p>97.287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3647">
            <text:p>97.3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73">
            <text:p>97.2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837">
            <text:p>97.08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9042">
            <text:p>97.9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133">
            <text:p>98.4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546">
            <text:p>98.2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6576">
            <text:p>98.657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4242">
            <text:p>97.424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4">
            <text:p>98.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334">
            <text:p>97.83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9627">
            <text:p>96.962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.2739">
            <text:p>98.2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159">
            <text:p>97.61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6118">
            <text:p>98.6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071">
            <text:p>97.00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5">
            <text:p>97.3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275">
            <text:p>96.92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7">
            <text:p>99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273">
            <text:p>97.52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2695">
            <text:p>97.26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35">
            <text:p>97.3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4357">
            <text:p>98.4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06">
            <text:p>97.0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308">
            <text:p>99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222">
            <text:p>96.52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3184">
            <text:p>97.31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">
            <text:p>97.5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333">
            <text:p>97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072">
            <text:p>97.70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25">
            <text:p>95.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23">
            <text:p>98.0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962">
            <text:p>97.2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07">
            <text:p>97.50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0474">
            <text:p>97.04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0588">
            <text:p>95.0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173">
            <text:p>97.817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667">
            <text:p>96.4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6852">
            <text:p>94.685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8445">
            <text:p>95.84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5613">
            <text:p>97.5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4864">
            <text:p>97.486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794">
            <text:p>97.07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3975">
            <text:p>96.397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393">
            <text:p>95.9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133">
            <text:p>98.4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55">
            <text:p>97.6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527">
            <text:p>97.55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3606">
            <text:p>97.3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904">
            <text:p>97.790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0125">
            <text:p>96.0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227">
            <text:p>97.82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44">
            <text:p>97.4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8.2594">
            <text:p>98.25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857">
            <text:p>97.6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195">
            <text:p>96.11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5214">
            <text:p>96.52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4889">
            <text:p>97.488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177">
            <text:p>96.8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965">
            <text:p>97.096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3656">
            <text:p>96.36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6854">
            <text:p>96.685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8137">
            <text:p>97.81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379">
            <text:p>96.437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2938">
            <text:p>97.2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263">
            <text:p>97.12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059">
            <text:p>95.6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7244">
            <text:p>94.72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3281">
            <text:p>96.32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6357">
            <text:p>95.63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879">
            <text:p>96.487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6.6417">
            <text:p>96.64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4774">
            <text:p>97.477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652">
            <text:p>97.4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636">
            <text:p>97.36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244">
            <text:p>97.0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8315">
            <text:p>96.83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65">
            <text:p>96.7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062">
            <text:p>97.706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125">
            <text:p>99.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333">
            <text:p>96.93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075">
            <text:p>96.40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098">
            <text:p>96.80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692">
            <text:p>96.8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4429">
            <text:p>98.4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1316">
            <text:p>98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923">
            <text:p>97.5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744">
            <text:p>97.07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77">
            <text:p>97.37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028">
            <text:p>96.902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936">
            <text:p>97.8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273">
            <text:p>97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929">
            <text:p>96.9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479">
            <text:p>96.447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576">
            <text:p>96.95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8682">
            <text:p>96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28">
            <text:p>97.9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606">
            <text:p>97.3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1533">
            <text:p>95.1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469">
            <text:p>97.64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962">
            <text:p>97.296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4">
            <text:p>96.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5313">
            <text:p>98.5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035">
            <text:p>96.1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4838">
            <text:p>96.483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636">
            <text:p>97.863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08">
            <text:p>97.2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046">
            <text:p>97.80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0037">
            <text:p>97.0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7">
            <text:p>96.72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6.842">
            <text:p>96.84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579">
            <text:p>97.57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8">
            <text:p>97.7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451">
            <text:p>96.445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4023">
            <text:p>96.40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">
            <text:p>97.5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085">
            <text:p>97.208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462">
            <text:p>97.7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3386">
            <text:p>96.338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4667">
            <text:p>97.4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784">
            <text:p>98.078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1208">
            <text:p>97.1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5">
            <text:p>96.6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714">
            <text:p>96.3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4">
            <text:p>98.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0053">
            <text:p>96.0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722">
            <text:p>97.47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775">
            <text:p>97.7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034">
            <text:p>96.20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435">
            <text:p>97.8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2849">
            <text:p>98.2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5359">
            <text:p>96.535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185">
            <text:p>97.18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0132">
            <text:p>98.013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4375">
            <text:p>97.43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7238">
            <text:p>96.7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852">
            <text:p>97.185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7.3578">
            <text:p>97.35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125">
            <text:p>96.1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4036">
            <text:p>97.4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024">
            <text:p>97.50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375">
            <text:p>98.43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94">
            <text:p>95.9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75">
            <text:p>98.2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57">
            <text:p>97.28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2364">
            <text:p>98.2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368">
            <text:p>96.736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834">
            <text:p>98.18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549">
            <text:p>97.8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11">
            <text:p>98.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667">
            <text:p>96.866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764">
            <text:p>96.7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311">
            <text:p>97.231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8.2364">
            <text:p>98.2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5752">
            <text:p>96.575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4.9333">
            <text:p>94.9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5721">
            <text:p>96.57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512">
            <text:p>97.751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5765">
            <text:p>98.5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106">
            <text:p>97.010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024">
            <text:p>97.50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425">
            <text:p>97.42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5649">
            <text:p>97.564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0857">
            <text:p>97.0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5133">
            <text:p>96.5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046">
            <text:p>96.90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7704">
            <text:p>95.7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8857">
            <text:p>94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7217">
            <text:p>95.72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1037">
            <text:p>98.1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0065">
            <text:p>95.006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75">
            <text:p>97.2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1286">
            <text:p>99.1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345">
            <text:p>96.8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593">
            <text:p>96.9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547">
            <text:p>96.5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.1222">
            <text:p>99.1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665">
            <text:p>95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114">
            <text:p>97.21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5.7054">
            <text:p>95.70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0738">
            <text:p>96.07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3481">
            <text:p>97.34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117">
            <text:p>97.3117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9.125">
            <text:p>99.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2303">
            <text:p>95.2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8564">
            <text:p>95.856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4704">
            <text:p>98.4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0386">
            <text:p>98.038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2535">
            <text:p>97.25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349">
            <text:p>97.434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0909">
            <text:p>97.0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8">
            <text:p>96.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.7727">
            <text:p>93.7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7444">
            <text:p>94.7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941">
            <text:p>96.7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SUM([.A1:.A500])/500" office:value-type="float" office:value="97.6116086">
            <text:p>97.6116086</text:p>
          </table:table-cell>
          <table:table-cell table:formula="of:=SUM([.B1:.B500])/500" office:value-type="float" office:value="25.892">
            <text:p>25.8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23:1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